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5.5104in" fo:margin-left="1.0694in" fo:margin-top="0in" fo:margin-bottom="0in" table:align="left"/>
    </style:style>
    <style:style style:name="Table1.A" style:family="table-column">
      <style:table-column-properties style:column-width="0.3438in"/>
    </style:style>
    <style:style style:name="Table1.B" style:family="table-column">
      <style:table-column-properties style:column-width="0.8431in"/>
    </style:style>
    <style:style style:name="Table1.C" style:family="table-column">
      <style:table-column-properties style:column-width="0.6875in"/>
    </style:style>
    <style:style style:name="Table1.D" style:family="table-column">
      <style:table-column-properties style:column-width="1.6146in"/>
    </style:style>
    <style:style style:name="Table1.E" style:family="table-column">
      <style:table-column-properties style:column-width="2.0215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-left="1pt solid #000000" fo:border-right="1pt solid #ff0000" fo:border-top="1pt solid #000000" fo:border-bottom="1pt solid #000000"/>
    </style:style>
    <style:style style:name="Table1.B1" style:family="table-cell">
      <style:table-cell-properties style:vertical-align="" fo:background-color="#ffff00" fo:padding="0.0694in" fo:border="1pt solid #ff0000">
        <style:background-image/>
      </style:table-cell-properties>
    </style:style>
    <style:style style:name="Table1.C1" style:family="table-cell">
      <style:table-cell-properties style:vertical-align="" fo:padding="0.0694in" fo:border-left="1pt solid #ff0000" fo:border-right="1pt solid #000000" fo:border-top="1pt solid #000000" fo:border-bottom="1pt solid #000000"/>
    </style:style>
    <style:style style:name="Table1.D1" style:family="table-cell">
      <style:table-cell-properties style:vertical-align="" fo:padding="0.0694in" fo:border="1pt solid #000000"/>
    </style:style>
    <style:style style:name="Table1.E1" style:family="table-cell">
      <style:table-cell-properties style:vertical-align="" fo:padding="0.0694in" fo:border="1pt solid #000000"/>
    </style:style>
    <style:style style:name="Table1.C2" style:family="table-cell">
      <style:table-cell-properties style:vertical-align="" fo:background-color="#81d41a" fo:padding="0.0694in" fo:border-left="1pt solid #ff0000" fo:border-right="1pt solid #000000" fo:border-top="1pt solid #000000" fo:border-bottom="1pt solid #000000">
        <style:background-image/>
      </style:table-cell-properties>
    </style:style>
    <style:style style:name="Table1.D2" style:family="table-cell">
      <style:table-cell-properties style:vertical-align="" fo:padding="0.0694in" fo:border="1pt solid #000000"/>
    </style:style>
    <style:style style:name="Table1.E2" style:family="table-cell">
      <style:table-cell-properties style:vertical-align="" fo:padding="0.0694in" fo:border="1pt solid #000000"/>
    </style:style>
    <style:style style:name="Table1.D3" style:family="table-cell">
      <style:table-cell-properties style:vertical-align="" fo:padding="0.0694in" fo:border="1pt solid #000000"/>
    </style:style>
    <style:style style:name="Table1.E3" style:family="table-cell">
      <style:table-cell-properties style:vertical-align="" fo:padding="0.0694in" fo:border="1pt solid #000000"/>
    </style:style>
    <style:style style:name="Table1.D4" style:family="table-cell">
      <style:table-cell-properties style:vertical-align="" fo:padding="0.0694in" fo:border="1pt solid #000000"/>
    </style:style>
    <style:style style:name="Table1.E4" style:family="table-cell">
      <style:table-cell-properties style:vertical-align="" fo:padding="0.0694in" fo:border="1pt solid #000000"/>
    </style:style>
    <style:style style:name="Table1.D5" style:family="table-cell">
      <style:table-cell-properties style:vertical-align="" fo:padding="0.0694in" fo:border="1pt solid #000000"/>
    </style:style>
    <style:style style:name="Table1.E5" style:family="table-cell">
      <style:table-cell-properties style:vertical-align="" fo:padding="0.0694in" fo:border="1pt solid #000000"/>
    </style:style>
    <style:style style:name="Table1.D6" style:family="table-cell">
      <style:table-cell-properties style:vertical-align="" fo:padding="0.0694in" fo:border="1pt solid #000000"/>
    </style:style>
    <style:style style:name="Table1.E6" style:family="table-cell">
      <style:table-cell-properties style:vertical-align="" fo:padding="0.0694in" fo:border="1pt solid #000000"/>
    </style:style>
    <style:style style:name="Table1.D7" style:family="table-cell">
      <style:table-cell-properties style:vertical-align="" fo:padding="0.0694in" fo:border="1pt solid #000000"/>
    </style:style>
    <style:style style:name="Table1.E7" style:family="table-cell">
      <style:table-cell-properties style:vertical-align="" fo:padding="0.0694in" fo:border="1pt solid #000000"/>
    </style:style>
    <style:style style:name="Table1.D8" style:family="table-cell">
      <style:table-cell-properties style:vertical-align="" fo:padding="0.0694in" fo:border="1pt solid #000000"/>
    </style:style>
    <style:style style:name="Table1.E8" style:family="table-cell">
      <style:table-cell-properties style:vertical-align="" fo:padding="0.0694in" fo:border="1pt solid #000000"/>
    </style:style>
    <style:style style:name="Table1.C9" style:family="table-cell">
      <style:table-cell-properties style:vertical-align="" fo:background-color="#00a933" fo:padding="0.0694in" fo:border-left="1pt solid #ff0000" fo:border-right="1pt solid #000000" fo:border-top="1pt solid #000000" fo:border-bottom="1pt solid #000000">
        <style:background-image/>
      </style:table-cell-properties>
    </style:style>
    <style:style style:name="Table1.D9" style:family="table-cell">
      <style:table-cell-properties style:vertical-align="" fo:padding="0.0694in" fo:border="1pt solid #000000"/>
    </style:style>
    <style:style style:name="Table1.E9" style:family="table-cell">
      <style:table-cell-properties style:vertical-align="" fo:padding="0.0694in" fo:border="1pt solid #000000"/>
    </style:style>
    <style:style style:name="Table1.A10" style:family="table-cell">
      <style:table-cell-properties style:vertical-align="" fo:background-color="#ffff00" fo:padding="0.0694in" fo:border-left="1pt solid #000000" fo:border-right="1pt solid #ff0000" fo:border-top="1pt solid #000000" fo:border-bottom="1pt solid #000000">
        <style:background-image/>
      </style:table-cell-properties>
    </style:style>
    <style:style style:name="Table1.C10" style:family="table-cell">
      <style:table-cell-properties style:vertical-align="" fo:background-color="#ffd428" fo:padding="0.0694in" fo:border-left="1pt solid #ff0000" fo:border-right="1pt solid #000000" fo:border-top="1pt solid #000000" fo:border-bottom="1pt solid #000000">
        <style:background-image/>
      </style:table-cell-properties>
    </style:style>
    <style:style style:name="Table1.D10" style:family="table-cell">
      <style:table-cell-properties style:vertical-align="" fo:background-color="#ffff00" fo:padding="0.0694in" fo:border="1pt solid #000000">
        <style:background-image/>
      </style:table-cell-properties>
    </style:style>
    <style:style style:name="Table1.12" style:family="table-row">
      <style:table-row-properties style:min-row-height="0.2917in" fo:keep-together="auto"/>
    </style:style>
    <style:style style:name="Table1.D12" style:family="table-cell">
      <style:table-cell-properties style:vertical-align="" fo:padding="0.0694in" fo:border="1pt solid #000000"/>
    </style:style>
    <style:style style:name="Table1.E12" style:family="table-cell">
      <style:table-cell-properties style:vertical-align="" fo:padding="0.0694in" fo:border="1pt solid #000000"/>
    </style:style>
    <style:style style:name="Table1.D13" style:family="table-cell">
      <style:table-cell-properties style:vertical-align="" fo:padding="0.0694in" fo:border="1pt solid #000000"/>
    </style:style>
    <style:style style:name="Table1.E13" style:family="table-cell">
      <style:table-cell-properties style:vertical-align="" fo:padding="0.0694in" fo:border="1pt solid #000000"/>
    </style:style>
    <style:style style:name="Table1.D14" style:family="table-cell">
      <style:table-cell-properties style:vertical-align="" fo:padding="0.0694in" fo:border="1pt solid #000000"/>
    </style:style>
    <style:style style:name="Table1.E14" style:family="table-cell">
      <style:table-cell-properties style:vertical-align="" fo:padding="0.0694in" fo:border="1pt solid #000000"/>
    </style:style>
    <style:style style:name="Table1.D15" style:family="table-cell">
      <style:table-cell-properties style:vertical-align="" fo:padding="0.0694in" fo:border="1pt solid #000000"/>
    </style:style>
    <style:style style:name="Table1.E15" style:family="table-cell">
      <style:table-cell-properties style:vertical-align="" fo:padding="0.0694in" fo:border="1pt solid #000000"/>
    </style:style>
    <style:style style:name="Table1.D16" style:family="table-cell">
      <style:table-cell-properties style:vertical-align="" fo:padding="0.0694in" fo:border="1pt solid #000000"/>
    </style:style>
    <style:style style:name="Table1.E16" style:family="table-cell">
      <style:table-cell-properties style:vertical-align="" fo:padding="0.0694in" fo:border="1pt solid #000000"/>
    </style:style>
    <style:style style:name="Table1.D17" style:family="table-cell">
      <style:table-cell-properties style:vertical-align="" fo:padding="0.0694in" fo:border="1pt solid #000000"/>
    </style:style>
    <style:style style:name="Table1.E17" style:family="table-cell">
      <style:table-cell-properties style:vertical-align="" fo:padding="0.0694in" fo:border="1pt solid #000000"/>
    </style:style>
    <style:style style:name="Table1.D18" style:family="table-cell">
      <style:table-cell-properties style:vertical-align="" fo:padding="0.0694in" fo:border="1pt solid #000000"/>
    </style:style>
    <style:style style:name="Table1.E18" style:family="table-cell">
      <style:table-cell-properties style:vertical-align="" fo:padding="0.0694in" fo:border="1pt solid #000000"/>
    </style:style>
    <style:style style:name="Table1.D19" style:family="table-cell">
      <style:table-cell-properties style:vertical-align="" fo:padding="0.0694in" fo:border="1pt solid #000000"/>
    </style:style>
    <style:style style:name="Table1.E19" style:family="table-cell">
      <style:table-cell-properties style:vertical-align="" fo:padding="0.0694in" fo:border="1pt solid #000000"/>
    </style:style>
    <style:style style:name="Table1.C20" style:family="table-cell">
      <style:table-cell-properties style:vertical-align="" fo:padding="0.0694in" fo:border-left="1pt solid #ff0000" fo:border-right="1pt solid #000000" fo:border-top="1pt solid #000000" fo:border-bottom="1pt solid #000000"/>
    </style:style>
    <style:style style:name="Table1.D20" style:family="table-cell">
      <style:table-cell-properties style:vertical-align="" fo:padding="0.0694in" fo:border="1pt solid #000000"/>
    </style:style>
    <style:style style:name="Table1.E20" style:family="table-cell">
      <style:table-cell-properties style:vertical-align="" fo:padding="0.0694in" fo:border="1pt solid #000000"/>
    </style:style>
    <style:style style:name="Table1.D21" style:family="table-cell">
      <style:table-cell-properties style:vertical-align="" fo:padding="0.0694in" fo:border="1pt solid #000000"/>
    </style:style>
    <style:style style:name="Table1.E21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line-height="100%" fo:orphans="0" fo:widows="0"/>
    </style:style>
    <style:style style:name="P3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4" style:family="paragraph" style:parent-style-name="Standard">
      <style:text-properties fo:color="#0000ff" fo:font-weight="bold" style:font-weight-asian="bold"/>
    </style:style>
    <style:style style:name="P5" style:family="paragraph" style:parent-style-name="Standard">
      <style:paragraph-properties fo:line-height="100%" fo:orphans="0" fo:widows="0"/>
      <style:text-properties officeooo:rsid="00269dd8" officeooo:paragraph-rsid="00269dd8"/>
    </style:style>
    <style:style style:name="P6" style:family="paragraph" style:parent-style-name="Standard">
      <style:paragraph-properties fo:margin-left="0.5in" fo:margin-right="0in" fo:text-indent="0in" style:auto-text-indent="false"/>
    </style:style>
    <style:style style:name="P7" style:family="paragraph" style:parent-style-name="Standard">
      <style:paragraph-properties fo:margin-left="1.5in" fo:margin-right="0in" fo:text-indent="0in" style:auto-text-indent="false"/>
    </style:style>
    <style:style style:name="P8" style:family="paragraph" style:parent-style-name="Standard">
      <style:paragraph-properties fo:margin-left="0.25in" fo:margin-right="0in" fo:text-indent="0in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1"/>
      <style:text-properties fo:font-size="24pt" style:font-size-asian="24pt" style:font-size-complex="24pt"/>
    </style:style>
    <style:style style:name="P10" style:family="paragraph" style:parent-style-name="Standard" style:list-style-name="WWNum4">
      <style:paragraph-properties fo:margin-left="1in" fo:margin-right="0in" fo:text-indent="-0.25in" style:auto-text-indent="false"/>
    </style:style>
    <style:style style:name="P11" style:family="paragraph" style:parent-style-name="Standard" style:list-style-name="WWNum4">
      <style:paragraph-properties fo:margin-left="1.5in" fo:margin-right="0in" fo:text-indent="-0.25in" style:auto-text-indent="false"/>
    </style:style>
    <style:style style:name="P12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13" style:family="paragraph" style:parent-style-name="Standard" style:list-style-name="WWNum1">
      <style:paragraph-properties fo:margin-left="0.5in" fo:margin-right="0in" fo:text-indent="-0.25in" style:auto-text-indent="false"/>
      <style:text-properties fo:color="#c9211e"/>
    </style:style>
    <style:style style:name="P14" style:family="paragraph" style:parent-style-name="Standard" style:list-style-name="WWNum5">
      <style:paragraph-properties fo:margin-left="0.5in" fo:margin-right="0in" fo:text-indent="-0.25in" style:auto-text-indent="false"/>
    </style:style>
    <style:style style:name="P15" style:family="paragraph" style:parent-style-name="Standard" style:list-style-name="WWNum3">
      <style:paragraph-properties fo:margin-left="0.5in" fo:margin-right="0in" fo:text-indent="-0.25in" style:auto-text-indent="false"/>
      <style:text-properties fo:font-size="14pt" style:font-size-asian="14pt" style:font-size-complex="14pt"/>
    </style:style>
    <style:style style:name="P16" style:family="paragraph" style:parent-style-name="Standard" style:list-style-name="WWNum2">
      <style:paragraph-properties fo:margin-left="0.5626in" fo:margin-right="0in" fo:text-indent="-0.3126in" style:auto-text-indent="false"/>
    </style:style>
    <style:style style:name="P17" style:family="paragraph" style:parent-style-name="Standard" style:list-style-name="WWNum2">
      <style:paragraph-properties fo:margin-left="0.5626in" fo:margin-right="0in" fo:text-indent="-0.3126in" style:auto-text-indent="false"/>
      <style:text-properties fo:color="#c9211e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4pt" fo:font-style="italic" fo:font-weight="bold" style:font-size-asian="24pt" style:font-style-asian="italic" style:font-weight-asian="bold" style:font-size-complex="24pt"/>
    </style:style>
    <style:style style:name="T3" style:family="text">
      <style:text-properties fo:color="#1155cc" style:text-underline-style="solid" style:text-underline-width="auto" style:text-underline-color="font-color"/>
    </style:style>
    <style:style style:name="T4" style:family="text">
      <style:text-properties fo:font-weight="bold" style:font-weight-asian="bold"/>
    </style:style>
    <style:style style:name="T5" style:family="text">
      <style:text-properties fo:font-style="italic" style:font-style-asian="italic"/>
    </style:style>
    <style:style style:name="T6" style:family="text">
      <style:text-properties style:text-position="sub 58%"/>
    </style:style>
    <style:style style:name="T7" style:family="text">
      <style:text-properties style:text-position="sub 58%" fo:font-style="italic" style:font-style-asian="italic"/>
    </style:style>
    <style:style style:name="T8" style:family="text">
      <style:text-properties fo:font-size="12pt" fo:font-style="italic" style:font-size-asian="12pt" style:font-style-asian="italic" style:font-size-complex="12pt"/>
    </style:style>
    <style:style style:name="T9" style:family="text">
      <style:text-properties style:text-position="super 58%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fo:font-size="14pt" fo:font-weight="bold" style:font-size-asian="14pt" style:font-weight-asian="bold" style:font-size-complex="14pt"/>
    </style:style>
    <style:style style:name="T12" style:family="text">
      <style:text-properties fo:font-size="14pt" fo:font-style="italic" style:font-size-asian="14pt" style:font-style-asian="italic" style:font-size-complex="14pt"/>
    </style:style>
    <style:style style:name="T13" style:family="text">
      <style:text-properties officeooo:rsid="002abfc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Lab. darbas 1 (1,25 balo)</text:p>
      <text:p text:style-name="P1"><text:span text:style-name="T2">ALU</text:span><text:span text:style-name="T1"> projektas </text:span></text:p>
      <text:p text:style-name="Standard"/>
      <text:p text:style-name="Standard">Šiame lab. darbe Jums bus siūloma sukurti aritmetinį loginio įrenginio (ALU) schemą naudojant logisim (<text:a xlink:type="simple" xlink:href="http://www.cburch.com/logisim/" text:style-name="ListLabel_20_46" text:visited-style-name="ListLabel_20_46"><text:span text:style-name="T3">http://www.cburch.com/logisim/</text:span></text:a>) simuliatorių. </text:p>
      <text:p text:style-name="Standard"/>
      <text:p text:style-name="P6"><text:span text:style-name="T4">ALU</text:span> dirba su N bitų skaičiais, kur N yra 6;</text:p>
      <text:list xml:id="list3841507494" text:style-name="WWNum4">
        <text:list-item>
          <text:list>
            <text:list-item>
              <text:p text:style-name="P10">Atliekamos aritmetinės operacijos su <text:span text:style-name="T5">Z</text:span><text:span text:style-name="T7">k</text:span><text:span text:style-name="T5"> </text:span>žiedo (apie šį objekta bus kalbama per pratybas ir taip pat galima pažiūrėti įvadą pvz. čia <text:a xlink:type="simple" xlink:href="https://www.youtube.com/watch?v=PfRWb-hS05Y" text:style-name="ListLabel_20_46" text:visited-style-name="ListLabel_20_46"><text:span text:style-name="T3">&gt;&gt;&gt;&gt;&gt;&gt;</text:span></text:a> ) elementais, <text:span text:style-name="T5">k</text:span> priklauso nuo varianto ir gali būti iš aibės <text:span text:style-name="T8">{33, 34, 35, 36, 38, 39, 40, 42, 44, 45, 46, 48, 50, 51, 52, 54, 55, 56, 57, 58, 60, 62}</text:span>. </text:p>
            </text:list-item>
            <text:list-item>
              <text:p text:style-name="P10">Vieno operando operacijos <text:s/>operandą žymėsime X, o <text:s/>rezultatą - Z. Binarinės operacijos atveju operandus žymėsime X ir Y. ZF reiškia nulio požymį (jis būna 1, jeigu operacijos rezultatas buvo 0). BAF reiškia „blogą argumentą“ (jis būna vienetas, jeigu </text:p>
              <text:list>
                <text:list-item>
                  <text:p text:style-name="P11">a) X (arba Y - binariosios operacijos atveju) yra didesnis arba lygus <text:span text:style-name="T5">k</text:span> arba </text:p>
                </text:list-item>
                <text:list-item>
                  <text:p text:style-name="P11">b) jeigu <text:s/>atitinkama operacija <text:span text:style-name="T5">Z</text:span><text:span text:style-name="T7">k</text:span><text:span text:style-name="T5"> </text:span>žiede neturi rezultato, pavyzdžiui kai kurie elemntai iš <text:span text:style-name="T5">Z</text:span><text:span text:style-name="T7">k </text:span><text:span text:style-name="T6"><text:s/></text:span>gali neturėti atvirkštinio)</text:p>
                </text:list-item>
              </text:list>
            </text:list-item>
          </text:list>
        </text:list-item>
      </text:list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2">Nr.</text:p>
          </table:table-cell>
          <table:table-cell table:style-name="Table1.B1" office:value-type="string">
            <text:p text:style-name="P3">Op. kodas</text:p>
          </table:table-cell>
          <table:table-cell table:style-name="Table1.C1" office:value-type="string">
            <text:p text:style-name="P2">Operacija</text:p>
          </table:table-cell>
          <table:table-cell table:style-name="Table1.D1" office:value-type="string">
            <text:p text:style-name="P2">Veiksmas</text:p>
          </table:table-cell>
          <table:table-cell table:style-name="Table1.E1" office:value-type="string">
            <text:p text:style-name="P2">Komentaras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B1" office:value-type="string">
            <text:p text:style-name="P3">000001</text:p>
          </table:table-cell>
          <table:table-cell table:style-name="Table1.C2" office:value-type="string">
            <text:p text:style-name="P3">VLD</text:p>
          </table:table-cell>
          <table:table-cell table:style-name="Table1.D2" office:value-type="string">
            <text:p text:style-name="P2">Z ← (X &lt; k) </text:p>
            <text:p text:style-name="P2">ZF ← 0</text:p>
            <text:p text:style-name="P2">BAF <text:s text:c="2"/>← 0</text:p>
          </table:table-cell>
          <table:table-cell table:style-name="Table1.E2" office:value-type="string">
            <text:p text:style-name="P2">Ar X yra aritmetiškai validus?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B1" office:value-type="string">
            <text:p text:style-name="P3">010000</text:p>
          </table:table-cell>
          <table:table-cell table:style-name="Table1.C2" office:value-type="string">
            <text:p text:style-name="P2">ADD</text:p>
          </table:table-cell>
          <table:table-cell table:style-name="Table1.D3" office:value-type="string">
            <text:p text:style-name="P2">Z ← (X + Y) % k </text:p>
            <text:p text:style-name="P2">ZF <text:s/>← (Z == 0) </text:p>
            <text:p text:style-name="P2">BAF ← (X&gt;=k) || (Y&gt;=k)</text:p>
          </table:table-cell>
          <table:table-cell table:style-name="Table1.E3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B1" office:value-type="string">
            <text:p text:style-name="P3">000010</text:p>
          </table:table-cell>
          <table:table-cell table:style-name="Table1.C2" office:value-type="string">
            <text:p text:style-name="P3">NEG</text:p>
          </table:table-cell>
          <table:table-cell table:style-name="Table1.D4" office:value-type="string">
            <text:p text:style-name="P2">Z ← (k - X) </text:p>
            <text:p text:style-name="P2">ZF <text:s/>← (Z == 0) </text:p>
            <text:p text:style-name="P2">BAF ← (X&gt;=k)</text:p>
          </table:table-cell>
          <table:table-cell table:style-name="Table1.E4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B1" office:value-type="string">
            <text:p text:style-name="P3">000011</text:p>
          </table:table-cell>
          <table:table-cell table:style-name="Table1.C2" office:value-type="string">
            <text:p text:style-name="P3">INC</text:p>
          </table:table-cell>
          <table:table-cell table:style-name="Table1.D5" office:value-type="string">
            <text:p text:style-name="P2">Z ← (X + 1) % k </text:p>
            <text:p text:style-name="P2">ZF <text:s/>← (Z == 0) </text:p>
            <text:p text:style-name="P2">BAF ← (X&gt;=k)</text:p>
          </table:table-cell>
          <table:table-cell table:style-name="Table1.E5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B1" office:value-type="string">
            <text:p text:style-name="P3">000100</text:p>
          </table:table-cell>
          <table:table-cell table:style-name="Table1.C2" office:value-type="string">
            <text:p text:style-name="P3">DEC</text:p>
          </table:table-cell>
          <table:table-cell table:style-name="Table1.D6" office:value-type="string">
            <text:p text:style-name="P2">Z ← (k + X - 1) % k </text:p>
            <text:p text:style-name="P2">ZF <text:s/>← (Z == 0) </text:p>
            <text:p text:style-name="P2">BAF ← (X&gt;=k)</text:p>
          </table:table-cell>
          <table:table-cell table:style-name="Table1.E6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B1" office:value-type="string">
            <text:p text:style-name="P3">000101</text:p>
          </table:table-cell>
          <table:table-cell table:style-name="Table1.C2" office:value-type="string">
            <text:p text:style-name="P3">CMPZ</text:p>
          </table:table-cell>
          <table:table-cell table:style-name="Table1.D7" office:value-type="string">
            <text:p text:style-name="P2">ZF <text:s/>← (X == 0) </text:p>
          </table:table-cell>
          <table:table-cell table:style-name="Table1.E7" office:value-type="string">
            <text:p text:style-name="P2"/>
          </table:table-cell>
        </table:table-row>
        <text:soft-page-break/>
        <table:table-row table:style-name="Table1.1">
          <table:table-cell table:style-name="Table1.A1" office:value-type="string">
            <text:p text:style-name="P2">7</text:p>
          </table:table-cell>
          <table:table-cell table:style-name="Table1.B1" office:value-type="string">
            <text:p text:style-name="P3">000110</text:p>
          </table:table-cell>
          <table:table-cell table:style-name="Table1.C2" office:value-type="string">
            <text:p text:style-name="P3">INV</text:p>
          </table:table-cell>
          <table:table-cell table:style-name="Table1.D8" office:value-type="string">
            <text:p text:style-name="P2">Z ← <text:s/>X<text:span text:style-name="T9">-1 </text:span>(Zk prasme)</text:p>
            <text:p text:style-name="P2">ZF <text:s/>← 0</text:p>
            <text:p text:style-name="P2">BAF ← (X&gt;=k) || (X<text:span text:style-name="T9">-1</text:span> neegzistuoja) <text:s text:c="2"/></text:p>
          </table:table-cell>
          <table:table-cell table:style-name="Table1.E8" office:value-type="string">
            <text:p text:style-name="P2">Atvirkštinis egzistuoja ne visiems. 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B1" office:value-type="string">
            <text:p text:style-name="P3">010001</text:p>
          </table:table-cell>
          <table:table-cell table:style-name="Table1.C9" office:value-type="string">
            <text:p text:style-name="P2">SUB</text:p>
          </table:table-cell>
          <table:table-cell table:style-name="Table1.D9" office:value-type="string">
            <text:p text:style-name="P2">Z ← (k + X - Y) % k </text:p>
            <text:p text:style-name="P2">ZF <text:s/>← (Z == 0) </text:p>
            <text:p text:style-name="P2">BAF ← (X&gt;=k) || (Y&gt;=k)</text:p>
          </table:table-cell>
          <table:table-cell table:style-name="Table1.E9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>9</text:p>
          </table:table-cell>
          <table:table-cell table:style-name="Table1.B1" office:value-type="string">
            <text:p text:style-name="P3">010010</text:p>
          </table:table-cell>
          <table:table-cell table:style-name="Table1.C10" office:value-type="string">
            <text:p text:style-name="P2">MUL</text:p>
          </table:table-cell>
          <table:table-cell table:style-name="Table1.D10" office:value-type="string">
            <text:p text:style-name="P2">Z ← (X * Y) % k </text:p>
            <text:p text:style-name="P2">ZF <text:s/>← (Z == 0) </text:p>
            <text:p text:style-name="P2">BAF ← (X&gt;=k) || (Y&gt;=k)</text:p>
          </table:table-cell>
          <table:table-cell table:style-name="Table1.D10" office:value-type="string">
            <text:p text:style-name="P2"/>
          </table:table-cell>
        </table:table-row>
        <table:table-row table:style-name="Table1.1">
          <table:table-cell table:style-name="Table1.A10" office:value-type="string">
            <text:p text:style-name="P2">10</text:p>
          </table:table-cell>
          <table:table-cell table:style-name="Table1.B1" office:value-type="string">
            <text:p text:style-name="P3">010011</text:p>
          </table:table-cell>
          <table:table-cell table:style-name="Table1.C10" office:value-type="string">
            <text:p text:style-name="P2">DIV</text:p>
            <text:p text:style-name="P5">(INV)</text:p>
          </table:table-cell>
          <table:table-cell table:style-name="Table1.D10" office:value-type="string">
            <text:p text:style-name="P2">Z ← (X * Y<text:span text:style-name="T9">-1</text:span>) % k </text:p>
            <text:p text:style-name="P2">ZF <text:s/>← (Z == 0) </text:p>
            <text:p text:style-name="P2">BAF ← (X&gt;=k) || (Y&gt;=k) || (Y<text:span text:style-name="T9">-1</text:span> neegzistuoja)</text:p>
          </table:table-cell>
          <table:table-cell table:style-name="Table1.D10" office:value-type="string">
            <text:p text:style-name="P2">Atvirkštinis neegzistuoja kai kuriems. </text:p>
          </table:table-cell>
        </table:table-row>
        <table:table-row table:style-name="Table1.12">
          <table:table-cell table:style-name="Table1.A1" office:value-type="string">
            <text:p text:style-name="P2">11</text:p>
          </table:table-cell>
          <table:table-cell table:style-name="Table1.B1" office:value-type="string">
            <text:p text:style-name="P3">001000</text:p>
          </table:table-cell>
          <table:table-cell table:style-name="Table1.C2" office:value-type="string">
            <text:p text:style-name="P3">SHL</text:p>
          </table:table-cell>
          <table:table-cell table:style-name="Table1.D12" office:value-type="string">
            <text:p text:style-name="P2">Z ← (X &lt;&lt; 1)</text:p>
            <text:p text:style-name="P2">ZF <text:s/>← (Z == 0)</text:p>
          </table:table-cell>
          <table:table-cell table:style-name="Table1.E16" table:number-rows-spanned="5" office:value-type="string"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/>
            <text:p text:style-name="P2">Šitos operacijos atliekamos <text:span text:style-name="T4">įprastiniu būdu</text:span> - neatsižvelgiant į žiedo struktūrą (naudojami visi bitai)</text:p>
          </table:table-cell>
        </table:table-row>
        <table:table-row table:style-name="Table1.12">
          <table:table-cell table:style-name="Table1.A1" office:value-type="string">
            <text:p text:style-name="P2">12</text:p>
          </table:table-cell>
          <table:table-cell table:style-name="Table1.B1" office:value-type="string">
            <text:p text:style-name="P3">001001</text:p>
          </table:table-cell>
          <table:table-cell table:style-name="Table1.C2" office:value-type="string">
            <text:p text:style-name="P3">SHR</text:p>
          </table:table-cell>
          <table:table-cell table:style-name="Table1.D13" office:value-type="string">
            <text:p text:style-name="P2">Z ← (X &gt;&gt; 1)</text:p>
            <text:p text:style-name="P2">ZF <text:s/>← (Z == 0)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2">13,14</text:p>
          </table:table-cell>
          <table:table-cell table:style-name="Table1.B1" office:value-type="string">
            <text:p text:style-name="P3">001010,</text:p>
            <text:p text:style-name="P3">001011</text:p>
            <text:p text:style-name="P3"/>
          </table:table-cell>
          <table:table-cell table:style-name="Table1.C2" office:value-type="string">
            <text:p text:style-name="P3">ROL,ROR</text:p>
          </table:table-cell>
          <table:table-cell table:style-name="Table1.D14" office:value-type="string">
            <text:p text:style-name="P2">Ciklinis postūmis kairėn ar dešinėn</text:p>
            <text:p text:style-name="P2">ZF <text:s/>← (Z == 0)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2">15-17</text:p>
          </table:table-cell>
          <table:table-cell table:style-name="Table1.B1" office:value-type="string">
            <text:p text:style-name="P3">011100,</text:p>
            <text:p text:style-name="P3">011101</text:p>
            <text:p text:style-name="P3">011110</text:p>
          </table:table-cell>
          <table:table-cell table:style-name="Table1.C9" office:value-type="string">
            <text:p text:style-name="P2">XOR,AND,OR</text:p>
          </table:table-cell>
          <table:table-cell table:style-name="Table1.D15" office:value-type="string">
            <text:p text:style-name="P2">Z ← (X <text:span text:style-name="T4">op</text:span> Y)</text:p>
            <text:p text:style-name="P2">ZF <text:s/>← (Z == 0)</text:p>
          </table:table-cell>
          <table:covered-table-cell/>
        </table:table-row>
        <table:table-row table:style-name="Table1.12">
          <table:table-cell table:style-name="Table1.A1" office:value-type="string">
            <text:p text:style-name="P2">18</text:p>
          </table:table-cell>
          <table:table-cell table:style-name="Table1.B1" office:value-type="string">
            <text:p text:style-name="P3">001100</text:p>
            <text:p text:style-name="P3"/>
          </table:table-cell>
          <table:table-cell table:style-name="Table1.C2" office:value-type="string">
            <text:p text:style-name="P3">NOT</text:p>
          </table:table-cell>
          <table:table-cell table:style-name="Table1.D16" office:value-type="string">
            <text:p text:style-name="P2">Z ← ~X</text:p>
            <text:p text:style-name="P2">ZF <text:s/>← (Z == 0)</text:p>
            <text:p text:style-name="P2"/>
          </table:table-cell>
          <table:covered-table-cell/>
        </table:table-row>
        <table:table-row table:style-name="Table1.1">
          <table:table-cell table:style-name="Table1.A1" office:value-type="string">
            <text:p text:style-name="P2">19</text:p>
          </table:table-cell>
          <table:table-cell table:style-name="Table1.B1" office:value-type="string">
            <text:p text:style-name="P3">001101</text:p>
            <text:p text:style-name="P3"/>
          </table:table-cell>
          <table:table-cell table:style-name="Table1.C2" office:value-type="string">
            <text:p text:style-name="P3">N1</text:p>
          </table:table-cell>
          <table:table-cell table:style-name="Table1.D17" office:value-type="string">
            <text:p text:style-name="P2">Z <text:s/>←vienetinių bitų skaičius iš X</text:p>
            <text:p text:style-name="P2">ZF <text:s/>← (Z == 0)</text:p>
            <text:p text:style-name="P2"/>
            <text:p text:style-name="P2"/>
          </table:table-cell>
          <table:table-cell table:style-name="Table1.E17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20</text:p>
          </table:table-cell>
          <table:table-cell table:style-name="Table1.B1" office:value-type="string">
            <text:p text:style-name="P3">001110</text:p>
          </table:table-cell>
          <table:table-cell table:style-name="Table1.C2" office:value-type="string">
            <text:p text:style-name="P3">N0</text:p>
          </table:table-cell>
          <table:table-cell table:style-name="Table1.D18" office:value-type="string">
            <text:p text:style-name="P2">Z <text:s/>←nulinių bitų skaičius iš X</text:p>
            <text:p text:style-name="P2">ZF <text:s/>← (Z == 0)</text:p>
          </table:table-cell>
          <table:table-cell table:style-name="Table1.E18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2">21</text:p>
          </table:table-cell>
          <table:table-cell table:style-name="Table1.B1" office:value-type="string">
            <text:p text:style-name="P3">011000</text:p>
          </table:table-cell>
          <table:table-cell table:style-name="Table1.C9" office:value-type="string">
            <text:p text:style-name="P2">op1</text:p>
          </table:table-cell>
          <table:table-cell table:style-name="Table1.D21" table:number-rows-spanned="3" office:value-type="string">
            <text:p text:style-name="P2">Papildomos <text:soft-page-break/>operacijos, kurios priklauso nuo varianto (žr. žemiau)</text:p>
          </table:table-cell>
          <table:table-cell table:style-name="Table1.E19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2">22</text:p>
          </table:table-cell>
          <table:table-cell table:style-name="Table1.B1" office:value-type="string">
            <text:p text:style-name="P3">011001</text:p>
          </table:table-cell>
          <table:table-cell table:style-name="Table1.C20" office:value-type="string">
            <text:p text:style-name="P2">op2</text:p>
          </table:table-cell>
          <table:covered-table-cell/>
          <table:table-cell table:style-name="Table1.E20" office:value-type="string">
            <text:p text:style-name="P2"/>
          </table:table-cell>
        </table:table-row>
        <table:table-row table:style-name="Table1.12">
          <table:table-cell table:style-name="Table1.A1" office:value-type="string">
            <text:p text:style-name="P2">23</text:p>
          </table:table-cell>
          <table:table-cell table:style-name="Table1.B1" office:value-type="string">
            <text:p text:style-name="P3">011010</text:p>
          </table:table-cell>
          <table:table-cell table:style-name="Table1.C2" office:value-type="string">
            <text:p text:style-name="P2">op3</text:p>
          </table:table-cell>
          <table:covered-table-cell/>
          <table:table-cell table:style-name="Table1.E21" office:value-type="string">
            <text:p text:style-name="P2"/>
          </table:table-cell>
        </table:table-row>
      </table:table>
      <text:p text:style-name="Standard"/>
      <text:p text:style-name="Standard"/>
      <text:p text:style-name="Standard">Operacijų grupė 1 (op1) (operacijos atliekamos įprastiniu būdu - neatsižvelgiant į žiedo struktūrą)</text:p>
      <text:p text:style-name="Standard"/>
      <text:list xml:id="list3880779431" text:style-name="WWNum1">
        <text:list-item>
          <text:p text:style-name="P12">Z <text:s/>← (X == Y);</text:p>
        </text:list-item>
        <text:list-item>
          <text:p text:style-name="P12">Z <text:s/>← (X != Y);</text:p>
        </text:list-item>
        <text:list-item>
          <text:p text:style-name="P12">Z <text:s/>← (X &gt; Y);</text:p>
        </text:list-item>
        <text:list-item>
          <text:p text:style-name="P12">Z <text:s/>← (X &lt; Y);</text:p>
        </text:list-item>
        <text:list-item>
          <text:p text:style-name="P13">Z <text:s/>← (X &gt;= Y);</text:p>
        </text:list-item>
        <text:list-item>
          <text:p text:style-name="P12">Z <text:s/>← (X &lt;= Y);</text:p>
        </text:list-item>
      </text:list>
      <text:p text:style-name="P6"/>
      <text:p text:style-name="Standard">Operacijų grupė 2 (op2) </text:p>
      <text:p text:style-name="Standard"/>
      <text:list xml:id="list1335534471" text:style-name="WWNum2">
        <text:list-item>
          <text:p text:style-name="P16">Z <text:s/>← (X bitų suma == Y bitų su<text:span text:style-name="T13">4</text:span>ma);</text:p>
        </text:list-item>
        <text:list-item>
          <text:p text:style-name="P16">Z <text:s/>← (X == ~Y); (ar X yra komplementarus skaičiui Y pagal visus bitus)</text:p>
        </text:list-item>
        <text:list-item>
          <text:p text:style-name="P17">Z <text:s/>← (X == NEG Y);</text:p>
        </text:list-item>
        <text:list-item>
          <text:p text:style-name="P16">Z <text:s/>← (X == INV Y);</text:p>
        </text:list-item>
      </text:list>
      <text:p text:style-name="P8"/>
      <text:p text:style-name="Standard"/>
      <text:p text:style-name="Standard">Operacijų grupė 3 (op3) // operacijos žiede Z<text:span text:style-name="T6">k</text:span></text:p>
      <text:list xml:id="list3833359607" text:style-name="WWNum5">
        <text:list-item>
          <text:p text:style-name="P14">Z <text:s/>← sqrt(X); // jeigu egzistuoja</text:p>
        </text:list-item>
        <text:list-item>
          <text:p text:style-name="P14">Z <text:s/>← log<text:span text:style-name="T6">X</text:span>(Y); // jeigu egzistuoja</text:p>
        </text:list-item>
        <text:list-item>
          <text:p text:style-name="P14">Z <text:s/>← X^(1/3); // jeigu egzistuoja</text:p>
        </text:list-item>
        <text:list-item>
          <text:p text:style-name="P14">Z <text:s/>← X^(1/4); // jeigu egzistuoja</text:p>
        </text:list-item>
        <text:list-item>
          <text:p text:style-name="P14">Z <text:s/>← X^3; </text:p>
        </text:list-item>
        <text:list-item>
          <text:p text:style-name="P14">Z <text:s/>← X^4; </text:p>
        </text:list-item>
        <text:list-item>
          <text:p text:style-name="P14">Z <text:s/>← X^5; </text:p>
        </text:list-item>
      </text:list>
      <text:p text:style-name="P6"/>
      <text:p text:style-name="P4">Studentų variantai. Papildomos operacijos, kurias reikia realizuoti. Savo varianto numerį studentas gali sužinoti paėmęs paskutinį studento pažymėjimo nurodytą ID skaitmenį ir pridėjęs 1:</text:p>
      <text:p text:style-name="Standard"><text:span text:style-name="T13">4</text:span><text:span text:style-name="T10">vestį (operacijos rezultatą) naudojant multipleksorių, kurio </text:span><text:span text:style-name="T11">penki</text:span><text:span text:style-name="T10"> pasirenkamieji bitai („</text:span><text:span text:style-name="T12">select bits“</text:span><text:span text:style-name="T10">) turi atitikti lentelėje nurodytus operacijos kodus be vyresnio bito. Kadangi kai kurios penkių bitų kombinacijos neturi atitikmenų tarp operacijų <text:s/>kodų bitų, tai tokiai situacijai pažymėti reikia generuoti papildomą bitą prie operacijų rezultato: 6 bitai reikšmei Z, 1 bitas ZF reikšmei, <text:s/>vienas bitas <text:s/>BAF požymiui ir vienas bitas INV_OP, kuris būna vienetas, jeigu atitinkamos operacijos nėra. Pavyzdžiui, jeigu </text:span><text:soft-page-break/><text:span text:style-name="T10">operacijos kodas yra 011100, tai INV_OP yra 1, o jeigu </text:span>010000, <text:span text:style-name="T10">tai INV_OP yra 0. Apibendrinant ALU išvestis yra 9 bitai:</text:span></text:p>
      <text:list xml:id="list3950423958" text:style-name="WWNum3">
        <text:list-item>
          <text:p text:style-name="P15">6 <text:s/>bitai rezultato Z. Jeigu operacijoje jis neskaičiuojamas (CMPZ), tai jo reikšmę gali specifikuoti studentas.</text:p>
        </text:list-item>
        <text:list-item>
          <text:p text:style-name="P15">ZF bitas. <text:s text:c="2"/>Jeigu jo reikšmė tam tikrose operacijose užduotyje nenurodyta, tai <text:s/>ją <text:s/>gali specifikuoti studentas.</text:p>
        </text:list-item>
        <text:list-item>
          <text:p text:style-name="P15">BAF bitas. Jeigu jo reikšmė tam tikrose operacijose užduotyje nenurodyta, tai <text:s/>ją <text:s/>gali specifikuoti studentas.</text:p>
        </text:list-item>
        <text:list-item>
          <text:p text:style-name="P15">INV_OP bitas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4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fo:color="#1155cc" style:text-underline-style="soli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2" text:style-name="ListLabel_20_1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3" text:style-name="ListLabel_20_1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2in"/>
        </style:list-level-properties>
      </text:list-level-style-number>
      <text:list-level-style-number text:level="4" text:style-name="ListLabel_20_13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5" text:style-name="ListLabel_20_1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6" text:style-name="ListLabel_20_1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.5in"/>
        </style:list-level-properties>
      </text:list-level-style-number>
      <text:list-level-style-number text:level="7" text:style-name="ListLabel_20_16" style:num-suffix="." style:num-format="1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8" text:style-name="ListLabel_20_1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9" text:style-name="ListLabel_20_18" style:num-suffix="." style:num-format="i">
        <style:list-level-properties text:list-level-position-and-space-mode="label-alignment" fo:text-align="end">
          <style:list-level-label-alignment text:label-followed-by="listtab" fo:text-indent="-0.25in" fo:margin-left="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date>2020-10-26T09:27:23.934214310</dc:date>
    <meta:editing-duration>PT7H30M8S</meta:editing-duration>
    <meta:editing-cycles>3</meta:editing-cycles>
    <meta:document-statistic meta:table-count="1" meta:image-count="0" meta:object-count="0" meta:page-count="4" meta:paragraph-count="150" meta:word-count="786" meta:character-count="4016" meta:non-whitespace-character-count="3323"/>
  </office:meta>
</office:document-meta>
</file>